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6cm"/>
    </style:style>
    <style:style style:name="co2" style:family="table-column">
      <style:table-column-properties fo:break-before="auto" style:column-width="2.182cm"/>
    </style:style>
    <style:style style:name="co3" style:family="table-column">
      <style:table-column-properties fo:break-before="auto" style:column-width="1.819cm"/>
    </style:style>
    <style:style style:name="co4" style:family="table-column">
      <style:table-column-properties fo:break-before="auto" style:column-width="3.747cm"/>
    </style:style>
    <style:style style:name="co5" style:family="table-column">
      <style:table-column-properties fo:break-before="auto" style:column-width="2.267cm"/>
    </style:style>
    <style:style style:name="co6" style:family="table-column">
      <style:table-column-properties fo:break-before="auto" style:column-width="15cm"/>
    </style:style>
    <style:style style:name="co7" style:family="table-column">
      <style:table-column-properties fo:break-before="auto" style:column-width="1.36cm"/>
    </style:style>
    <style:style style:name="co8" style:family="table-column">
      <style:table-column-properties fo:break-before="auto" style:column-width="2.833cm"/>
    </style:style>
    <style:style style:name="co9" style:family="table-column">
      <style:table-column-properties fo:break-before="auto" style:column-width="2.699cm"/>
    </style:style>
    <style:style style:name="co10" style:family="table-column">
      <style:table-column-properties fo:break-before="auto" style:column-width="2.565cm"/>
    </style:style>
    <style:style style:name="co11" style:family="table-column">
      <style:table-column-properties fo:break-before="auto" style:column-width="3.078cm"/>
    </style:style>
    <style:style style:name="co12" style:family="table-column">
      <style:table-column-properties fo:break-before="auto" style:column-width="3.459cm"/>
    </style:style>
    <style:style style:name="co13" style:family="table-column">
      <style:table-column-properties fo:break-before="auto" style:column-width="4.039cm"/>
    </style:style>
    <style:style style:name="co14" style:family="table-column">
      <style:table-column-properties fo:break-before="auto" style:column-width="3.637cm"/>
    </style:style>
    <style:style style:name="co15" style:family="table-column">
      <style:table-column-properties fo:break-before="auto" style:column-width="2.074cm"/>
    </style:style>
    <style:style style:name="co16" style:family="table-column">
      <style:table-column-properties fo:break-before="auto" style:column-width="2.096cm"/>
    </style:style>
    <style:style style:name="ro1" style:family="table-row">
      <style:table-row-properties style:row-height="3.515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15cm" fo:break-before="auto" style:use-optimal-row-height="false"/>
    </style:style>
    <style:style style:name="ro4" style:family="table-row">
      <style:table-row-properties style:row-height="1.004cm" fo:break-before="auto" style:use-optimal-row-height="true"/>
    </style:style>
    <style:style style:name="ro5" style:family="table-row">
      <style:table-row-properties style:row-height="0.409cm" fo:break-before="auto" style:use-optimal-row-height="tru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style:style style:name="ce1" style:family="table-cell" style:parent-style-name="Default">
      <style:table-cell-properties fo:wrap-option="wrap" fo:border="none" fo:padding="0.085cm"/>
      <style:text-properties fo:font-weight="bold" style:font-weight-asian="bold" style:font-weight-complex="bold" fo:hyphenate="true"/>
    </style:style>
    <style:style style:name="ce2" style:family="table-cell" style:parent-style-name="Default">
      <style:table-cell-properties fo:border-bottom="0.018cm solid #000000" fo:border-left="none" fo:padding="0.085cm" fo:border-right="0.018cm solid #000000" fo:border-top="none"/>
      <style:text-properties fo:font-weight="bold" style:font-weight-asian="bold" style:font-weight-complex="bold"/>
    </style:style>
    <style:style style:name="ce3" style:family="table-cell" style:parent-style-name="Default">
      <style:table-cell-properties fo:border-bottom="0.018cm solid #000000" fo:border-left="none" fo:padding="0.085cm" fo:border-right="0.018cm solid #000000" fo:border-top="0.018cm solid #000000"/>
      <style:text-properties fo:font-weight="bold" style:font-weight-asian="bold" style:font-weight-complex="bold"/>
    </style:style>
    <style:style style:name="ce4" style:family="table-cell" style:parent-style-name="Default">
      <style:table-cell-properties fo:border-bottom="0.018cm solid #000000"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6" style:family="table-cell" style:parent-style-name="Default" style:data-style-name="N8001">
      <style:text-properties fo:font-style="italic" fo:font-weight="normal" style:font-style-asian="italic" style:font-weight-asian="normal" style:font-style-complex="italic" style:font-weight-complex="normal"/>
    </style:style>
    <style:style style:name="ce7" style:family="table-cell" style:parent-style-name="Default">
      <style:text-properties fo:font-weight="bold" style:font-weight-asian="bold" style:font-weight-complex="bold"/>
    </style:style>
    <style:style style:name="ce8" style:family="table-cell" style:parent-style-name="Default" style:data-style-name="N8117">
      <style:table-cell-properties fo:border="0.002cm solid #000000" fo:padding="0.085cm"/>
      <style:text-properties fo:font-weight="normal" style:font-weight-asian="normal" style:font-weight-complex="normal"/>
    </style:style>
    <style:style style:name="ce9" style:family="table-cell" style:parent-style-name="Default" style:data-style-name="N8117">
      <style:table-cell-properties fo:border-bottom="0.018cm solid #000000" style:text-align-source="fix" style:repeat-content="false" fo:border-left="0.018cm solid #000000" fo:padding="0.085cm" fo:border-right="0.01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data-style-name="N8117">
      <style:table-cell-properties fo:border="0.018cm solid #000000" fo:padding="0.085cm"/>
      <style:text-properties fo:font-weight="normal" style:font-weight-asian="normal" style:font-weight-complex="normal"/>
    </style:style>
    <style:style style:name="ce11" style:family="table-cell" style:parent-style-name="Default" style:data-style-name="N8117">
      <style:table-cell-properties fo:border-bottom="none" fo:border-left="0.018cm solid #000000" fo:padding="0.085cm" fo:border-right="0.018cm solid #000000" fo:border-top="0.018cm solid #000000"/>
      <style:text-properties fo:font-weight="normal" style:font-weight-asian="normal" style:font-weight-complex="normal"/>
    </style:style>
    <style:style style:name="ce12" style:family="table-cell" style:parent-style-name="Default" style:data-style-name="N8117">
      <style:text-properties fo:font-style="italic" fo:font-weight="normal" style:font-style-asian="italic" style:font-weight-asian="normal" style:font-style-complex="italic" style:font-weight-complex="normal"/>
    </style:style>
    <style:style style:name="ce13" style:family="table-cell" style:parent-style-name="Default" style:data-style-name="N8117">
      <style:text-properties fo:font-weight="normal" style:font-weight-asian="normal" style:font-weight-complex="normal"/>
    </style:style>
    <style:style style:name="ce14" style:family="table-cell" style:parent-style-name="Default" style:data-style-name="N8117">
      <style:table-cell-properties fo:border-bottom="0.018cm solid #000000" style:text-align-source="fix" style:repeat-content="false" fo:border-left="0.018cm solid #000000" fo:padding="0.085cm"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data-style-name="N8117">
      <style:table-cell-properties fo:border-bottom="0.018cm solid #000000" fo:border-left="0.018cm solid #000000" fo:padding="0.085cm" fo:border-right="none" fo:border-top="0.018cm solid #000000"/>
      <style:text-properties fo:font-weight="normal" style:font-weight-asian="normal" style:font-weight-complex="normal"/>
    </style:style>
    <style:style style:name="ce16" style:family="table-cell" style:parent-style-name="Default" style:data-style-name="N8117">
      <style:table-cell-properties fo:border-bottom="none" fo:border-left="0.018cm solid #000000" fo:padding="0.085cm" fo:border-right="none" fo:border-top="0.018cm solid #000000"/>
      <style:text-properties fo:font-weight="normal" style:font-weight-asian="normal" style:font-weight-complex="normal"/>
    </style:style>
    <style:style style:name="ce17" style:family="table-cell" style:parent-style-name="Default" style:data-style-name="N8001"/>
    <style:style style:name="ce18" style:family="table-cell" style:parent-style-name="Default" style:data-style-name="N8116"/>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wrap-option="wrap" fo:border="none" fo:padding="0.085cm"/>
      <style:text-properties fo:font-weight="normal" style:font-weight-asian="normal" style:font-weight-complex="normal" fo:hyphenate="true"/>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name-asian="Arial Unicode MS" style:font-weight-asian="bold" style:font-name-complex="Arial Unicode MS" style:font-weight-complex="bold"/>
    </style:style>
    <style:style style:name="T4"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Relative Results" table:style-name="ta1" table:print-ranges="'Relative Results'.A1:'Relative Results'.G9">
        <table:table-column table:style-name="co1" table:default-cell-style-name="ce7"/>
        <table:table-column table:style-name="co2" table:default-cell-style-name="ce13"/>
        <table:table-column table:style-name="co3" table:number-columns-repeated="2" table:default-cell-style-name="ce13"/>
        <table:table-column table:style-name="co2" table:default-cell-style-name="ce13"/>
        <table:table-column table:style-name="co3" table:number-columns-repeated="2" table:default-cell-style-name="ce13"/>
        <table:table-column table:style-name="co4" table:default-cell-style-name="ce17"/>
        <table:table-column table:style-name="co5" table:number-columns-repeated="2" table:default-cell-style-name="ce18"/>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9</text:span></text:p>
            <text:p><text:span text:style-name="T4"/></text:p>
            <text:p><text:span text:style-name="T4">The following table shows the relative running times as ratios for the tests for the different Platforms and output types.</text:span></text:p>
          </table:table-cell>
          <table:covered-table-cell table:number-columns-repeated="6" table:style-name="ce8"/>
          <table:table-cell office:value-type="string">
            <text:p>Raw Data.$A$1:$J$7</text:p>
          </table:table-cell>
          <table:table-cell table:style-name="Default" table:number-columns-repeated="2"/>
          <table:table-cell table:style-name="ce19" table:number-columns-repeated="1013"/>
          <table:table-cell table:style-name="ce20"/>
        </table:table-row>
        <table:table-row table:style-name="ro2">
          <table:table-cell table:style-name="ce2" table:formula="of:=INDEX(INDIRECT([.$H$1]);COLUMN();ROW()-1)" office:value-type="string" office:string-value="Output">
            <text:p>Output</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Native">
            <text:p>Native</text:p>
          </table:table-cell>
          <table:table-cell table:style-name="ce9" table:formula="of:=INDEX(INDIRECT([.$H$1]);COLUMN();ROW()-1)" office:value-type="string" office:string-value="Native">
            <text:p>Native</text:p>
          </table:table-cell>
          <table:table-cell table:style-name="ce14" table:formula="of:=INDEX(INDIRECT([.$H$1]);COLUMN();ROW()-1)" office:value-type="string" office:string-value="Native">
            <text:p>Native</text:p>
          </table:table-cell>
          <table:table-cell office:value-type="string">
            <text:p>Raw Data.$D$2:$H$7</text:p>
          </table:table-cell>
          <table:table-cell table:style-name="Default" table:number-columns-repeated="2"/>
          <table:table-cell table:style-name="ce19" table:number-columns-repeated="1013"/>
          <table:table-cell table:style-name="ce20"/>
        </table:table-row>
        <table:table-row table:style-name="ro2">
          <table:table-cell table:style-name="ce3" table:formula="of:=INDEX(INDIRECT([.$H$1]);COLUMN();ROW()-1)" office:value-type="string" office:string-value="Python Platform">
            <text:p>Python Platform</text:p>
          </table:table-cell>
          <table:table-cell table:style-name="ce10" table:formula="of:=INDEX(INDIRECT([.$H$1]);COLUMN();ROW()-1)" office:value-type="string" office:string-value="PyPy 2.1.0">
            <text:p>PyPy 2.1.0</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PyPy 2.1.0">
            <text:p>PyPy 2.1.0</text:p>
          </table:table-cell>
          <table:table-cell table:style-name="ce10" table:formula="of:=INDEX(INDIRECT([.$H$1]);COLUMN();ROW()-1)" office:value-type="string" office:string-value="CPython">
            <text:p>CPython</text:p>
          </table:table-cell>
          <table:table-cell table:style-name="ce15"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3">
            <text:p>3.3.3</text:p>
          </table:table-cell>
          <table:table-cell table:style-name="ce10" table:formula="of:=INDEX(INDIRECT([.$H$1]);COLUMN();ROW()-1)" office:value-type="string" office:string-value="2.7.6">
            <text:p>2.7.6</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3">
            <text:p>3.3.3</text:p>
          </table:table-cell>
          <table:table-cell table:style-name="ce15"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10" table:formula="of:= INDEX(INDIRECT([.$H$1]);COLUMN();ROW()-1) /MIN(INDEX(INDIRECT([.$H$2]);COLUMN()-1))" office:value-type="float" office:value="1.48607877299497">
            <text:p>1.5</text:p>
          </table:table-cell>
          <table:table-cell table:style-name="ce10" table:formula="of:= INDEX(INDIRECT([.$H$1]);COLUMN();ROW()-1) /MIN(INDEX(INDIRECT([.$H$2]);COLUMN()-1))" office:value-type="float" office:value="1">
            <text:p>1.0</text:p>
          </table:table-cell>
          <table:table-cell table:style-name="ce10" table:formula="of:= INDEX(INDIRECT([.$H$1]);COLUMN();ROW()-1) /MIN(INDEX(INDIRECT([.$H$2]);COLUMN()-1))" office:value-type="float" office:value="1.28895258796088">
            <text:p>1.3</text:p>
          </table:table-cell>
          <table:table-cell table:style-name="ce10" table:formula="of:= INDEX(INDIRECT([.$H$1]);COLUMN();ROW()-1) /MIN(INDEX(INDIRECT([.$H$2]);COLUMN()-1))" office:value-type="float" office:value="3.11259976434818">
            <text:p>3.1</text:p>
          </table:table-cell>
          <table:table-cell table:style-name="ce10" table:formula="of:= INDEX(INDIRECT([.$H$1]);COLUMN();ROW()-1) /MIN(INDEX(INDIRECT([.$H$2]);COLUMN()-1))" office:value-type="float" office:value="1.04311635964888">
            <text:p>1.0</text:p>
          </table:table-cell>
          <table:table-cell table:style-name="ce15" table:formula="of:= INDEX(INDIRECT([.$H$1]);COLUMN();ROW()-1) /MIN(INDEX(INDIRECT([.$H$2]);COLUMN()-1))" office:value-type="float" office:value="1.51771064211821">
            <text:p>1.5</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xml.dom.minidom">
            <text:p>xml.dom.minidom</text:p>
          </table:table-cell>
          <table:table-cell table:style-name="ce10" table:formula="of:= INDEX(INDIRECT([.$H$1]);COLUMN();ROW()-1) /MIN(INDEX(INDIRECT([.$H$2]);COLUMN()-1))" office:value-type="float" office:value="2.91456356938261">
            <text:p>2.9</text:p>
          </table:table-cell>
          <table:table-cell table:style-name="ce10" table:formula="of:= INDEX(INDIRECT([.$H$1]);COLUMN();ROW()-1) /MIN(INDEX(INDIRECT([.$H$2]);COLUMN()-1))" office:value-type="float" office:value="2.00271247012205">
            <text:p>2.0</text:p>
          </table:table-cell>
          <table:table-cell table:style-name="ce10" table:formula="of:= INDEX(INDIRECT([.$H$1]);COLUMN();ROW()-1) /MIN(INDEX(INDIRECT([.$H$2]);COLUMN()-1))" office:value-type="float" office:value="2.09083726748756">
            <text:p>2.1</text:p>
          </table:table-cell>
          <table:table-cell table:style-name="ce10" table:formula="of:= INDEX(INDIRECT([.$H$1]);COLUMN();ROW()-1) /MIN(INDEX(INDIRECT([.$H$2]);COLUMN()-1))" office:value-type="float" office:value="1">
            <text:p>1.0</text:p>
          </table:table-cell>
          <table:table-cell table:style-name="ce10" table:formula="of:= INDEX(INDIRECT([.$H$1]);COLUMN();ROW()-1) /MIN(INDEX(INDIRECT([.$H$2]);COLUMN()-1))" office:value-type="float" office:value="1.0021616018712">
            <text:p>1.0</text:p>
          </table:table-cell>
          <table:table-cell table:style-name="ce15" table:formula="of:= INDEX(INDIRECT([.$H$1]);COLUMN();ROW()-1) /MIN(INDEX(INDIRECT([.$H$2]);COLUMN()-1))" office:value-type="float" office:value="1">
            <text:p>1.0</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10" table:formula="of:= INDEX(INDIRECT([.$H$1]);COLUMN();ROW()-1) /MIN(INDEX(INDIRECT([.$H$2]);COLUMN()-1))" office:value-type="float" office:value="2.00257118124442">
            <text:p>2.0</text:p>
          </table:table-cell>
          <table:table-cell table:style-name="ce10" table:formula="of:= INDEX(INDIRECT([.$H$1]);COLUMN();ROW()-1) /MIN(INDEX(INDIRECT([.$H$2]);COLUMN()-1))" office:value-type="float" office:value="2.37819495135231">
            <text:p>2.4</text:p>
          </table:table-cell>
          <table:table-cell table:style-name="ce10" table:formula="of:= INDEX(INDIRECT([.$H$1]);COLUMN();ROW()-1) /MIN(INDEX(INDIRECT([.$H$2]);COLUMN()-1))" office:value-type="float" office:value="2.48289185715954">
            <text:p>2.5</text:p>
          </table:table-cell>
          <table:table-cell table:style-name="ce10" table:formula="of:= INDEX(INDIRECT([.$H$1]);COLUMN();ROW()-1) /MIN(INDEX(INDIRECT([.$H$2]);COLUMN()-1))" office:value-type="float" office:value="1.69245479444134">
            <text:p>1.7</text:p>
          </table:table-cell>
          <table:table-cell table:style-name="ce10" table:formula="of:= INDEX(INDIRECT([.$H$1]);COLUMN();ROW()-1) /MIN(INDEX(INDIRECT([.$H$2]);COLUMN()-1))" office:value-type="float" office:value="1.48983118417119">
            <text:p>1.5</text:p>
          </table:table-cell>
          <table:table-cell table:style-name="ce15" table:formula="of:= INDEX(INDIRECT([.$H$1]);COLUMN();ROW()-1) /MIN(INDEX(INDIRECT([.$H$2]);COLUMN()-1))" office:value-type="float" office:value="1.5860546300307">
            <text:p>1.6</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pyxom.output">
            <text:p>ecoxipy.pyxom.output</text:p>
          </table:table-cell>
          <table:table-cell table:style-name="ce10" table:formula="of:= INDEX(INDIRECT([.$H$1]);COLUMN();ROW()-1) /MIN(INDEX(INDIRECT([.$H$2]);COLUMN()-1))" office:value-type="float" office:value="1.73281411532738">
            <text:p>1.7</text:p>
          </table:table-cell>
          <table:table-cell table:style-name="ce10" table:formula="of:= INDEX(INDIRECT([.$H$1]);COLUMN();ROW()-1) /MIN(INDEX(INDIRECT([.$H$2]);COLUMN()-1))" office:value-type="float" office:value="1.85649142307885">
            <text:p>1.9</text:p>
          </table:table-cell>
          <table:table-cell table:style-name="ce10" table:formula="of:= INDEX(INDIRECT([.$H$1]);COLUMN();ROW()-1) /MIN(INDEX(INDIRECT([.$H$2]);COLUMN()-1))" office:value-type="float" office:value="1.80955560864428">
            <text:p>1.8</text:p>
          </table:table-cell>
          <table:table-cell table:style-name="ce10" table:formula="of:= INDEX(INDIRECT([.$H$1]);COLUMN();ROW()-1) /MIN(INDEX(INDIRECT([.$H$2]);COLUMN()-1))" office:value-type="float" office:value="1.01277555043602">
            <text:p>1.0</text:p>
          </table:table-cell>
          <table:table-cell table:style-name="ce10" table:formula="of:= INDEX(INDIRECT([.$H$1]);COLUMN();ROW()-1) /MIN(INDEX(INDIRECT([.$H$2]);COLUMN()-1))" office:value-type="float" office:value="1">
            <text:p>1.0</text:p>
          </table:table-cell>
          <table:table-cell table:style-name="ce15" table:formula="of:= INDEX(INDIRECT([.$H$1]);COLUMN();ROW()-1) /MIN(INDEX(INDIRECT([.$H$2]);COLUMN()-1))" office:value-type="float" office:value="1.2231528017069">
            <text:p>1.2</text:p>
          </table:table-cell>
          <table:table-cell table:number-columns-repeated="3"/>
          <table:table-cell table:style-name="ce18" table:number-columns-repeated="1014"/>
        </table:table-row>
        <table:table-row table:style-name="ro2">
          <table:table-cell table:style-name="ce5" table:formula="of:=INDEX(INDIRECT([.$H$1]);COLUMN();ROW()-1)" office:value-type="string" office:string-value="ecoxipy.string_output">
            <text:p>ecoxipy.string_output</text:p>
          </table:table-cell>
          <table:table-cell table:style-name="ce11" table:formula="of:= INDEX(INDIRECT([.$H$1]);COLUMN();ROW()-1) /MIN(INDEX(INDIRECT([.$H$2]);COLUMN()-1))" office:value-type="float" office:value="1">
            <text:p>1.0</text:p>
          </table:table-cell>
          <table:table-cell table:style-name="ce11" table:formula="of:= INDEX(INDIRECT([.$H$1]);COLUMN();ROW()-1) /MIN(INDEX(INDIRECT([.$H$2]);COLUMN()-1))" office:value-type="float" office:value="1.08033759715537">
            <text:p>1.1</text:p>
          </table:table-cell>
          <table:table-cell table:style-name="ce11" table:formula="of:= INDEX(INDIRECT([.$H$1]);COLUMN();ROW()-1) /MIN(INDEX(INDIRECT([.$H$2]);COLUMN()-1))" office:value-type="float" office:value="1">
            <text:p>1.0</text:p>
          </table:table-cell>
          <table:table-cell table:style-name="ce11" table:formula="of:= INDEX(INDIRECT([.$H$1]);COLUMN();ROW()-1) /MIN(INDEX(INDIRECT([.$H$2]);COLUMN()-1))" office:value-type="float" office:value="2.04049531432479">
            <text:p>2.0</text:p>
          </table:table-cell>
          <table:table-cell table:style-name="ce11" table:formula="of:= INDEX(INDIRECT([.$H$1]);COLUMN();ROW()-1) /MIN(INDEX(INDIRECT([.$H$2]);COLUMN()-1))" office:value-type="float" office:value="1.12026533554723">
            <text:p>1.1</text:p>
          </table:table-cell>
          <table:table-cell table:style-name="ce16" table:formula="of:= INDEX(INDIRECT([.$H$1]);COLUMN();ROW()-1) /MIN(INDEX(INDIRECT([.$H$2]);COLUMN()-1))" office:value-type="float" office:value="1.1862238498067">
            <text:p>1.2</text:p>
          </table:table-cell>
          <table:table-cell table:number-columns-repeated="3"/>
          <table:table-cell table:style-name="ce18" table:number-columns-repeated="1014"/>
        </table:table-row>
        <table:table-row table:style-name="ro2">
          <table:table-cell table:style-name="ce6"/>
          <table:table-cell table:style-name="ce12" table:number-columns-repeated="6"/>
          <table:table-cell table:style-name="ce6"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Relative Graph" table:style-name="ta1" table:print-ranges="'Relative Graph'.A1:'Relative Graph'.A1">
        <table:table-column table:style-name="co6" table:number-columns-repeated="2" table:default-cell-style-name="Default"/>
        <table:table-row table:style-name="ro3">
          <table:table-cell>
            <draw:frame table:end-cell-address="'Relative Graph'.B2" table:end-x="0.056cm" table:end-y="0.056cm" draw:z-index="0" draw:style-name="gr1" draw:text-style-name="P1" svg:width="15cm" svg:height="15cm" svg:x="0cm" svg:y="0cm">
              <draw:object draw:notify-on-update-of-ranges="'Relative Results'.B2:'Relative Results'.G4 'Relative Results'.A5:'Relative Results'.A5 'Relative Results'.B5:'Relative Results'.G5 'Relative Results'.A6:'Relative Results'.A6 'Relative Results'.B6:'Relative Results'.G6 'Relative Results'.A7:'Relative Results'.A7 'Relative Results'.B7:'Relative Results'.G7 'Relative Results'.A8:'Relative Results'.A8 'Relative Results'.B8:'Relative Results'.G8 'Relative Results'.A9:'Relative Results'.A9 'Relative Results'.B9:'Relative Results'.G9" xlink:href="./Object 2" xlink:type="simple" xlink:show="embed" xlink:actuate="onLoad">
                <text:p/>
              </draw:object>
              <draw:image xlink:href="./ObjectReplacements/Object 2" xlink:type="simple" xlink:show="embed" xlink:actuate="onLoad"/>
            </draw:frame>
          </table:table-cell>
          <table:table-cell/>
        </table:table-row>
      </table:table>
      <table:table table:name="Absolute Results" table:style-name="ta1" table:print-ranges="'Absolute Results'.A1:'Absolute Results'.G9">
        <table:table-column table:style-name="co1" table:default-cell-style-name="ce7"/>
        <table:table-column table:style-name="co2" table:default-cell-style-name="ce13"/>
        <table:table-column table:style-name="co3" table:number-columns-repeated="2" table:default-cell-style-name="ce13"/>
        <table:table-column table:style-name="co2" table:default-cell-style-name="ce13"/>
        <table:table-column table:style-name="co3" table:number-columns-repeated="2" table:default-cell-style-name="ce13"/>
        <table:table-column table:style-name="co4" table:default-cell-style-name="ce17"/>
        <table:table-column table:style-name="co5" table:number-columns-repeated="2" table:default-cell-style-name="ce18"/>
        <table:table-column table:style-name="co5" table:number-columns-repeated="1014" table:default-cell-style-name="Default"/>
        <table:table-row table:style-name="ro4">
          <table:table-cell table:style-name="ce21" office:value-type="string" table:number-columns-spanned="7" table:number-rows-spanned="1">
            <text:p>The following table shows the running times in seconds for the tests for the different Platforms and output types.</text:p>
          </table:table-cell>
          <table:covered-table-cell table:number-columns-repeated="6" table:style-name="ce8"/>
          <table:table-cell office:value-type="string">
            <text:p>Raw Data.$A$1:$J$7</text:p>
          </table:table-cell>
          <table:table-cell table:style-name="Default" table:number-columns-repeated="2"/>
          <table:table-cell table:style-name="ce19" table:number-columns-repeated="1013"/>
          <table:table-cell table:style-name="ce20"/>
        </table:table-row>
        <table:table-row table:style-name="ro2">
          <table:table-cell table:style-name="ce2" table:formula="of:=INDEX(INDIRECT([.$H$1]);COLUMN();ROW()-1)" office:value-type="string" office:string-value="Output">
            <text:p>Output</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Bytes">
            <text:p>Bytes</text:p>
          </table:table-cell>
          <table:table-cell table:style-name="ce9" table:formula="of:=INDEX(INDIRECT([.$H$1]);COLUMN();ROW()-1)" office:value-type="string" office:string-value="Native">
            <text:p>Native</text:p>
          </table:table-cell>
          <table:table-cell table:style-name="ce9" table:formula="of:=INDEX(INDIRECT([.$H$1]);COLUMN();ROW()-1)" office:value-type="string" office:string-value="Native">
            <text:p>Native</text:p>
          </table:table-cell>
          <table:table-cell table:style-name="ce14" table:formula="of:=INDEX(INDIRECT([.$H$1]);COLUMN();ROW()-1)" office:value-type="string" office:string-value="Native">
            <text:p>Native</text:p>
          </table:table-cell>
          <table:table-cell/>
          <table:table-cell table:style-name="Default" table:number-columns-repeated="2"/>
          <table:table-cell table:style-name="ce19" table:number-columns-repeated="1013"/>
          <table:table-cell table:style-name="ce20"/>
        </table:table-row>
        <table:table-row table:style-name="ro2">
          <table:table-cell table:style-name="ce3" table:formula="of:=INDEX(INDIRECT([.$H$1]);COLUMN();ROW()-1)" office:value-type="string" office:string-value="Python Platform">
            <text:p>Python Platform</text:p>
          </table:table-cell>
          <table:table-cell table:style-name="ce10" table:formula="of:=INDEX(INDIRECT([.$H$1]);COLUMN();ROW()-1)" office:value-type="string" office:string-value="PyPy 2.1.0">
            <text:p>PyPy 2.1.0</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CPython">
            <text:p>CPython</text:p>
          </table:table-cell>
          <table:table-cell table:style-name="ce10" table:formula="of:=INDEX(INDIRECT([.$H$1]);COLUMN();ROW()-1)" office:value-type="string" office:string-value="PyPy 2.1.0">
            <text:p>PyPy 2.1.0</text:p>
          </table:table-cell>
          <table:table-cell table:style-name="ce10" table:formula="of:=INDEX(INDIRECT([.$H$1]);COLUMN();ROW()-1)" office:value-type="string" office:string-value="CPython">
            <text:p>CPython</text:p>
          </table:table-cell>
          <table:table-cell table:style-name="ce15"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3">
            <text:p>3.3.3</text:p>
          </table:table-cell>
          <table:table-cell table:style-name="ce10" table:formula="of:=INDEX(INDIRECT([.$H$1]);COLUMN();ROW()-1)" office:value-type="string" office:string-value="2.7.6">
            <text:p>2.7.6</text:p>
          </table:table-cell>
          <table:table-cell table:style-name="ce10" table:formula="of:=INDEX(INDIRECT([.$H$1]);COLUMN();ROW()-1)" office:value-type="string" office:string-value="2.7.3">
            <text:p>2.7.3</text:p>
          </table:table-cell>
          <table:table-cell table:style-name="ce10" table:formula="of:=INDEX(INDIRECT([.$H$1]);COLUMN();ROW()-1)" office:value-type="string" office:string-value="3.3.3">
            <text:p>3.3.3</text:p>
          </table:table-cell>
          <table:table-cell table:style-name="ce15"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10" table:formula="of:=INDEX(INDIRECT([.$H$1]);COLUMN();ROW()-1)" office:value-type="float" office:value="11.1470558643">
            <text:p>11.1</text:p>
          </table:table-cell>
          <table:table-cell table:style-name="ce10" table:formula="of:=INDEX(INDIRECT([.$H$1]);COLUMN();ROW()-1)" office:value-type="float" office:value="25.0734142459987">
            <text:p>25.1</text:p>
          </table:table-cell>
          <table:table-cell table:style-name="ce10" table:formula="of:=INDEX(INDIRECT([.$H$1]);COLUMN();ROW()-1)" office:value-type="float" office:value="35.1327240467">
            <text:p>35.1</text:p>
          </table:table-cell>
          <table:table-cell table:style-name="ce10" table:formula="of:=INDEX(INDIRECT([.$H$1]);COLUMN();ROW()-1)" office:value-type="float" office:value="11.1459150314">
            <text:p>11.1</text:p>
          </table:table-cell>
          <table:table-cell table:style-name="ce10" table:formula="of:=INDEX(INDIRECT([.$H$1]);COLUMN();ROW()-1)" office:value-type="float" office:value="24.9718269320001">
            <text:p>25.0</text:p>
          </table:table-cell>
          <table:table-cell table:style-name="ce15" table:formula="of:=INDEX(INDIRECT([.$H$1]);COLUMN();ROW()-1)" office:value-type="float" office:value="34.9221820831">
            <text:p>34.9</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xml.dom.minidom">
            <text:p>xml.dom.minidom</text:p>
          </table:table-cell>
          <table:table-cell table:style-name="ce10" table:formula="of:=INDEX(INDIRECT([.$H$1]);COLUMN();ROW()-1)" office:value-type="float" office:value="21.8621001244">
            <text:p>21.9</text:p>
          </table:table-cell>
          <table:table-cell table:style-name="ce10" table:formula="of:=INDEX(INDIRECT([.$H$1]);COLUMN();ROW()-1)" office:value-type="float" office:value="50.2148393789976">
            <text:p>50.2</text:p>
          </table:table-cell>
          <table:table-cell table:style-name="ce10" table:formula="of:=INDEX(INDIRECT([.$H$1]);COLUMN();ROW()-1)" office:value-type="float" office:value="56.9895350933">
            <text:p>57.0</text:p>
          </table:table-cell>
          <table:table-cell table:style-name="ce10" table:formula="of:=INDEX(INDIRECT([.$H$1]);COLUMN();ROW()-1)" office:value-type="float" office:value="3.58090209961">
            <text:p>3.6</text:p>
          </table:table-cell>
          <table:table-cell table:style-name="ce10" table:formula="of:=INDEX(INDIRECT([.$H$1]);COLUMN();ROW()-1)" office:value-type="float" office:value="23.9913849000004">
            <text:p>24.0</text:p>
          </table:table-cell>
          <table:table-cell table:style-name="ce15" table:formula="of:=INDEX(INDIRECT([.$H$1]);COLUMN();ROW()-1)" office:value-type="float" office:value="23.0097761154">
            <text:p>23.0</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10" table:formula="of:=INDEX(INDIRECT([.$H$1]);COLUMN();ROW()-1)" office:value-type="float" office:value="15.0212581158">
            <text:p>15.0</text:p>
          </table:table-cell>
          <table:table-cell table:style-name="ce10" table:formula="of:=INDEX(INDIRECT([.$H$1]);COLUMN();ROW()-1)" office:value-type="float" office:value="59.6294671729993">
            <text:p>59.6</text:p>
          </table:table-cell>
          <table:table-cell table:style-name="ce10" table:formula="of:=INDEX(INDIRECT([.$H$1]);COLUMN();ROW()-1)" office:value-type="float" office:value="67.675688982">
            <text:p>67.7</text:p>
          </table:table-cell>
          <table:table-cell table:style-name="ce10" table:formula="of:=INDEX(INDIRECT([.$H$1]);COLUMN();ROW()-1)" office:value-type="float" office:value="6.06051492691">
            <text:p>6.1</text:p>
          </table:table-cell>
          <table:table-cell table:style-name="ce10" table:formula="of:=INDEX(INDIRECT([.$H$1]);COLUMN();ROW()-1)" office:value-type="float" office:value="35.666017644995">
            <text:p>35.7</text:p>
          </table:table-cell>
          <table:table-cell table:style-name="ce15" table:formula="of:=INDEX(INDIRECT([.$H$1]);COLUMN();ROW()-1)" office:value-type="float" office:value="36.4947619438">
            <text:p>36.5</text:p>
          </table:table-cell>
          <table:table-cell table:number-columns-repeated="3"/>
          <table:table-cell table:style-name="ce18" table:number-columns-repeated="1014"/>
        </table:table-row>
        <table:table-row table:style-name="ro2">
          <table:table-cell table:style-name="ce4" table:formula="of:=INDEX(INDIRECT([.$H$1]);COLUMN();ROW()-1)" office:value-type="string" office:string-value="ecoxipy.pyxom.output">
            <text:p>ecoxipy.pyxom.output</text:p>
          </table:table-cell>
          <table:table-cell table:style-name="ce10" table:formula="of:=INDEX(INDIRECT([.$H$1]);COLUMN();ROW()-1)" office:value-type="float" office:value="12.9978141785">
            <text:p>13.0</text:p>
          </table:table-cell>
          <table:table-cell table:style-name="ce10" table:formula="of:=INDEX(INDIRECT([.$H$1]);COLUMN();ROW()-1)" office:value-type="float" office:value="46.5485784949997">
            <text:p>46.5</text:p>
          </table:table-cell>
          <table:table-cell table:style-name="ce10" table:formula="of:=INDEX(INDIRECT([.$H$1]);COLUMN();ROW()-1)" office:value-type="float" office:value="49.3226969242">
            <text:p>49.3</text:p>
          </table:table-cell>
          <table:table-cell table:style-name="ce10" table:formula="of:=INDEX(INDIRECT([.$H$1]);COLUMN();ROW()-1)" office:value-type="float" office:value="3.62665009499">
            <text:p>3.6</text:p>
          </table:table-cell>
          <table:table-cell table:style-name="ce10" table:formula="of:=INDEX(INDIRECT([.$H$1]);COLUMN();ROW()-1)" office:value-type="float" office:value="23.9396369360038">
            <text:p>23.9</text:p>
          </table:table-cell>
          <table:table-cell table:style-name="ce15" table:formula="of:=INDEX(INDIRECT([.$H$1]);COLUMN();ROW()-1)" office:value-type="float" office:value="28.1444721222">
            <text:p>28.1</text:p>
          </table:table-cell>
          <table:table-cell table:number-columns-repeated="3"/>
          <table:table-cell table:style-name="ce18" table:number-columns-repeated="1014"/>
        </table:table-row>
        <table:table-row table:style-name="ro2">
          <table:table-cell table:style-name="ce5" table:formula="of:=INDEX(INDIRECT([.$H$1]);COLUMN();ROW()-1)" office:value-type="string" office:string-value="ecoxipy.string_output">
            <text:p>ecoxipy.string_output</text:p>
          </table:table-cell>
          <table:table-cell table:style-name="ce11" table:formula="of:=INDEX(INDIRECT([.$H$1]);COLUMN();ROW()-1)" office:value-type="float" office:value="7.50098586082">
            <text:p>7.5</text:p>
          </table:table-cell>
          <table:table-cell table:style-name="ce11" table:formula="of:=INDEX(INDIRECT([.$H$1]);COLUMN();ROW()-1)" office:value-type="float" office:value="27.0877520990034">
            <text:p>27.1</text:p>
          </table:table-cell>
          <table:table-cell table:style-name="ce11" table:formula="of:=INDEX(INDIRECT([.$H$1]);COLUMN();ROW()-1)" office:value-type="float" office:value="27.25680089">
            <text:p>27.3</text:p>
          </table:table-cell>
          <table:table-cell table:style-name="ce11" table:formula="of:=INDEX(INDIRECT([.$H$1]);COLUMN();ROW()-1)" office:value-type="float" office:value="7.30681395531">
            <text:p>7.3</text:p>
          </table:table-cell>
          <table:table-cell table:style-name="ce11" table:formula="of:=INDEX(INDIRECT([.$H$1]);COLUMN();ROW()-1)" office:value-type="float" office:value="26.8187454049912">
            <text:p>26.8</text:p>
          </table:table-cell>
          <table:table-cell table:style-name="ce16" table:formula="of:=INDEX(INDIRECT([.$H$1]);COLUMN();ROW()-1)" office:value-type="float" office:value="27.2947452068">
            <text:p>27.3</text:p>
          </table:table-cell>
          <table:table-cell table:number-columns-repeated="3"/>
          <table:table-cell table:style-name="ce18" table:number-columns-repeated="1014"/>
        </table:table-row>
        <table:table-row table:style-name="ro2">
          <table:table-cell table:style-name="ce6"/>
          <table:table-cell table:style-name="ce12" table:number-columns-repeated="6"/>
          <table:table-cell table:style-name="ce6"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Absolute Graph" table:style-name="ta1" table:print-ranges="'Absolute Graph'.A1:'Absolute Graph'.A1">
        <table:table-column table:style-name="co6" table:number-columns-repeated="2" table:default-cell-style-name="Default"/>
        <table:table-row table:style-name="ro3">
          <table:table-cell>
            <draw:frame table:end-cell-address="'Absolute Graph'.B2" table:end-x="0.056cm" table:end-y="0.056cm" draw:z-index="0" draw:style-name="gr1" draw:text-style-name="P1" svg:width="15cm" svg:height="15cm" svg:x="0cm" svg:y="0cm">
              <draw:object draw:notify-on-update-of-ranges="'Absolute Results'.B1:'Absolute Results'.G4 'Absolute Results'.A5:'Absolute Results'.A5 'Absolute Results'.B5:'Absolute Results'.G5 'Absolute Results'.A6:'Absolute Results'.A6 'Absolute Results'.B6:'Absolute Results'.G6 'Absolute Results'.A7:'Absolute Results'.A7 'Absolute Results'.B7:'Absolute Results'.G7 'Absolute Results'.A8:'Absolute Results'.A8 'Absolute Results'.B8:'Absolute Results'.G8 'Absolute Results'.A9:'Absolute Results'.A9 'Absolute Results'.B9:'Absolute Results'.G9" xlink:href="./Object 1" xlink:type="simple" xlink:show="embed" xlink:actuate="onLoad">
                <text:p/>
              </draw:object>
              <draw:image xlink:href="./ObjectReplacements/Object 1" xlink:type="simple" xlink:show="embed" xlink:actuate="onLoad"/>
            </draw:frame>
          </table:table-cell>
          <table:table-cell/>
        </table:table-row>
      </table:table>
      <table:table table:name="Raw Data" table:style-name="ta1"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5">
          <table:table-cell office:value-type="string">
            <text:p>Output</text:p>
          </table:table-cell>
          <table:table-cell office:value-type="string">
            <text:p>Python Platform</text:p>
          </table:table-cell>
          <table:table-cell office:value-type="string">
            <text:p>Python Version</text:p>
          </table:table-cell>
          <table:table-cell office:value-type="string">
            <text:p>xml.sax</text:p>
          </table:table-cell>
          <table:table-cell office:value-type="string">
            <text:p>xml.dom.minidom</text:p>
          </table:table-cell>
          <table:table-cell office:value-type="string">
            <text:p>ecoxipy.dom_output</text:p>
          </table:table-cell>
          <table:table-cell office:value-type="string">
            <text:p>ecoxipy.pyxom.output</text:p>
          </table:table-cell>
          <table:table-cell office:value-type="string">
            <text:p>ecoxipy.string_output</text:p>
          </table:table-cell>
          <table:table-cell office:value-type="string">
            <text:p>Repetitions</text:p>
          </table:table-cell>
          <table:table-cell office:value-type="string">
            <text:p>Data Count</text:p>
          </table:table-cell>
        </table:table-row>
        <table:table-row table:style-name="ro5">
          <table:table-cell office:value-type="string">
            <text:p>Bytes</text:p>
          </table:table-cell>
          <table:table-cell office:value-type="string">
            <text:p>PyPy 2.1.0</text:p>
          </table:table-cell>
          <table:table-cell office:value-type="string">
            <text:p>2.7.3</text:p>
          </table:table-cell>
          <table:table-cell office:value-type="float" office:value="11.1470558643">
            <text:p>11.1470558643</text:p>
          </table:table-cell>
          <table:table-cell office:value-type="float" office:value="21.8621001244">
            <text:p>21.8621001244</text:p>
          </table:table-cell>
          <table:table-cell office:value-type="float" office:value="15.0212581158">
            <text:p>15.0212581158</text:p>
          </table:table-cell>
          <table:table-cell office:value-type="float" office:value="12.9978141785">
            <text:p>12.9978141785</text:p>
          </table:table-cell>
          <table:table-cell office:value-type="float" office:value="7.50098586082">
            <text:p>7.5009858608</text:p>
          </table:table-cell>
          <table:table-cell office:value-type="float" office:value="5000">
            <text:p>5000</text:p>
          </table:table-cell>
          <table:table-cell office:value-type="float" office:value="10">
            <text:p>10</text:p>
          </table:table-cell>
        </table:table-row>
        <table:table-row table:style-name="ro5">
          <table:table-cell office:value-type="string">
            <text:p>Bytes</text:p>
          </table:table-cell>
          <table:table-cell office:value-type="string">
            <text:p>CPython</text:p>
          </table:table-cell>
          <table:table-cell office:value-type="string">
            <text:p>3.3.3</text:p>
          </table:table-cell>
          <table:table-cell office:value-type="float" office:value="25.0734142459987">
            <text:p>25.073414246</text:p>
          </table:table-cell>
          <table:table-cell office:value-type="float" office:value="50.2148393789976">
            <text:p>50.214839379</text:p>
          </table:table-cell>
          <table:table-cell office:value-type="float" office:value="59.6294671729993">
            <text:p>59.629467173</text:p>
          </table:table-cell>
          <table:table-cell office:value-type="float" office:value="46.5485784949997">
            <text:p>46.548578495</text:p>
          </table:table-cell>
          <table:table-cell office:value-type="float" office:value="27.0877520990034">
            <text:p>27.087752099</text:p>
          </table:table-cell>
          <table:table-cell office:value-type="float" office:value="5000">
            <text:p>5000</text:p>
          </table:table-cell>
          <table:table-cell office:value-type="float" office:value="10">
            <text:p>10</text:p>
          </table:table-cell>
        </table:table-row>
        <table:table-row table:style-name="ro5">
          <table:table-cell office:value-type="string">
            <text:p>Bytes</text:p>
          </table:table-cell>
          <table:table-cell office:value-type="string">
            <text:p>CPython</text:p>
          </table:table-cell>
          <table:table-cell office:value-type="string">
            <text:p>2.7.6</text:p>
          </table:table-cell>
          <table:table-cell office:value-type="float" office:value="35.1327240467">
            <text:p>35.1327240467</text:p>
          </table:table-cell>
          <table:table-cell office:value-type="float" office:value="56.9895350933">
            <text:p>56.9895350933</text:p>
          </table:table-cell>
          <table:table-cell office:value-type="float" office:value="67.675688982">
            <text:p>67.675688982</text:p>
          </table:table-cell>
          <table:table-cell office:value-type="float" office:value="49.3226969242">
            <text:p>49.3226969242</text:p>
          </table:table-cell>
          <table:table-cell office:value-type="float" office:value="27.25680089">
            <text:p>27.25680089</text:p>
          </table:table-cell>
          <table:table-cell office:value-type="float" office:value="5000">
            <text:p>5000</text:p>
          </table:table-cell>
          <table:table-cell office:value-type="float" office:value="10">
            <text:p>10</text:p>
          </table:table-cell>
        </table:table-row>
        <table:table-row table:style-name="ro5">
          <table:table-cell office:value-type="string">
            <text:p>Native</text:p>
          </table:table-cell>
          <table:table-cell office:value-type="string">
            <text:p>PyPy 2.1.0</text:p>
          </table:table-cell>
          <table:table-cell office:value-type="string">
            <text:p>2.7.3</text:p>
          </table:table-cell>
          <table:table-cell office:value-type="float" office:value="11.1459150314">
            <text:p>11.1459150314</text:p>
          </table:table-cell>
          <table:table-cell office:value-type="float" office:value="3.58090209961">
            <text:p>3.5809020996</text:p>
          </table:table-cell>
          <table:table-cell office:value-type="float" office:value="6.06051492691">
            <text:p>6.0605149269</text:p>
          </table:table-cell>
          <table:table-cell office:value-type="float" office:value="3.62665009499">
            <text:p>3.626650095</text:p>
          </table:table-cell>
          <table:table-cell office:value-type="float" office:value="7.30681395531">
            <text:p>7.3068139553</text:p>
          </table:table-cell>
          <table:table-cell office:value-type="float" office:value="5000">
            <text:p>5000</text:p>
          </table:table-cell>
          <table:table-cell office:value-type="float" office:value="10">
            <text:p>10</text:p>
          </table:table-cell>
        </table:table-row>
        <table:table-row table:style-name="ro5">
          <table:table-cell office:value-type="string">
            <text:p>Native</text:p>
          </table:table-cell>
          <table:table-cell office:value-type="string">
            <text:p>CPython</text:p>
          </table:table-cell>
          <table:table-cell office:value-type="string">
            <text:p>3.3.3</text:p>
          </table:table-cell>
          <table:table-cell office:value-type="float" office:value="24.9718269320001">
            <text:p>24.971826932</text:p>
          </table:table-cell>
          <table:table-cell office:value-type="float" office:value="23.9913849000004">
            <text:p>23.9913849</text:p>
          </table:table-cell>
          <table:table-cell office:value-type="float" office:value="35.666017644995">
            <text:p>35.666017645</text:p>
          </table:table-cell>
          <table:table-cell office:value-type="float" office:value="23.9396369360038">
            <text:p>23.939636936</text:p>
          </table:table-cell>
          <table:table-cell office:value-type="float" office:value="26.8187454049912">
            <text:p>26.818745405</text:p>
          </table:table-cell>
          <table:table-cell office:value-type="float" office:value="5000">
            <text:p>5000</text:p>
          </table:table-cell>
          <table:table-cell office:value-type="float" office:value="10">
            <text:p>10</text:p>
          </table:table-cell>
        </table:table-row>
        <table:table-row table:style-name="ro5">
          <table:table-cell office:value-type="string">
            <text:p>Native</text:p>
          </table:table-cell>
          <table:table-cell office:value-type="string">
            <text:p>CPython</text:p>
          </table:table-cell>
          <table:table-cell office:value-type="string">
            <text:p>2.7.6</text:p>
          </table:table-cell>
          <table:table-cell office:value-type="float" office:value="34.9221820831">
            <text:p>34.9221820831</text:p>
          </table:table-cell>
          <table:table-cell office:value-type="float" office:value="23.0097761154">
            <text:p>23.0097761154</text:p>
          </table:table-cell>
          <table:table-cell office:value-type="float" office:value="36.4947619438">
            <text:p>36.4947619438</text:p>
          </table:table-cell>
          <table:table-cell office:value-type="float" office:value="28.1444721222">
            <text:p>28.1444721222</text:p>
          </table:table-cell>
          <table:table-cell office:value-type="float" office:value="27.2947452068">
            <text:p>27.2947452068</text:p>
          </table:table-cell>
          <table:table-cell office:value-type="float" office:value="5000">
            <text:p>5000</text:p>
          </table:table-cell>
          <table:table-cell office:value-type="float" office:value="10">
            <text:p>10</text:p>
          </table:table-cell>
        </table:table-row>
      </table:table>
      <table:database-ranges>
        <table:database-range table:target-range-address="'Absolute Results'.A2:'Absolute Results'.G9" table:orientation="column">
          <table:sort>
            <table:sort-by table:field-number="0"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n" number:country="US">
      <number:number number:min-integer-digits="1"/>
    </number:number-style>
    <number:number-style style:name="N108">
      <number:number number:decimal-places="3" number:min-integer-digits="1"/>
    </number:number-style>
    <number:number-style style:name="N8116" number:language="en" number:country="US">
      <number:number number:decimal-places="3" number:min-integer-digits="1"/>
    </number:number-style>
    <number:number-style style:name="N8117" number:language="en" number:country="US">
      <number:number number:decimal-places="1" number:min-integer-digits="1"/>
    </number:number-style>
    <style:style style:name="Default" style:family="table-cell" style:data-style-name="N8000">
      <style:text-properties fo:language="en" fo:country="U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table-centering="horizontal" style:writing-mode="lr-tb">
        <style:background-image/>
      </style:page-layout-properties>
      <style:header-style>
        <style:header-footer-properties fo:min-height="1.101cm" fo:margin-left="0cm" fo:margin-right="0cm" fo:margin-bottom="1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fo:font-size="10pt" style:font-name-asian="Arial" style:font-size-asian="10pt" style:font-name-complex="Arial" style:font-size-complex="10pt"/>
    </style:style>
    <style:style style:name="MT2" style:family="text">
      <style:text-properties style:font-name="Tahoma1" fo:font-size="10pt" style:font-name-asian="Tahoma1" style:font-size-asian="10pt" style:font-name-complex="Tahoma1" style:font-size-complex="10pt"/>
    </style:style>
  </office:automatic-styles>
  <office:master-styles>
    <style:master-page style:name="Default" style:page-layout-name="Mpm1">
      <style:header>
        <text:p><text:span text:style-name="MT1">ECoXiPy Peformance Test </text:span><text:span text:style-name="MT2">Results -</text:span> <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19:25: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8T19:25:51</dc:date>
    <dc:creator>Michael Pohl</dc:creator>
    <meta:generator>OpenOffice/4.0.1$Unix OpenOffice.org_project/401m5$Build-9714</meta:generator>
    <meta:editing-duration>P4DT1H50M45S</meta:editing-duration>
    <meta:editing-cycles>64</meta:editing-cycles>
    <meta:keyword>Python</meta:keyword>
    <meta:keyword>XML</meta:keyword>
    <meta:keyword>Performance</meta:keyword>
    <dc:title>ECoXiPy Peformance Test Results</dc:title>
    <meta:document-statistic meta:table-count="5" meta:cell-count="187"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10" style:family="chart">
      <style:chart-properties chart:auto-position="true" style:rotation-angle="0"/>
      <style:text-properties fo:font-size="9pt" style:font-size-asian="9pt" style:font-size-complex="9pt"/>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58cm" svg:y="13.756cm" style:legend-expansion="wide" chart:style-name="ch4"/>
        <chart:plot-area chart:style-name="ch5" table:cell-range-address="'Absolute Results'.A1:'Absolute Results'.G9" chart:data-source-has-labels="both" svg:x="1.298cm" svg:y="2.803cm" svg:width="13.103cm" svg:height="9.685cm">
          <chartooo:coordinate-region svg:x="5.552cm" svg:y="2.803cm" svg:width="8.502cm" svg:height="9.056cm"/>
          <chart:axis chart:dimension="x" chart:name="primary-x" chart:style-name="ch6" chartooo:axis-type="auto">
            <chartooo:date-scale/>
            <chart:title svg:x="0.451cm" svg:y="8.861cm" chart:style-name="ch7">
              <text:p>Output, Platform</text:p>
            </chart:title>
            <chart:categories table:cell-range-address="'Absolute Results'.B1:'Absolute Results'.G4"/>
            <chart:grid chart:style-name="ch8" chart:class="major"/>
          </chart:axis>
          <chart:axis chart:dimension="y" chart:name="primary-y" chart:style-name="ch9">
            <chart:title svg:x="6.087cm" svg:y="12.789cm" chart:style-name="ch10">
              <text:p>Running Time [seconds]</text:p>
            </chart:title>
            <chart:grid chart:style-name="ch8" chart:class="major"/>
          </chart:axis>
          <chart:series chart:style-name="ch11" chart:values-cell-range-address="'Absolute Results'.B5:'Absolute Results'.G5" chart:label-cell-address="'Absolute Results'.A5:'Absolute Results'.A5" chart:class="chart:bar">
            <chart:data-point chart:repeated="6"/>
          </chart:series>
          <chart:series chart:style-name="ch12" chart:values-cell-range-address="'Absolute Results'.B6:'Absolute Results'.G6" chart:label-cell-address="'Absolute Results'.A6:'Absolute Results'.A6" chart:class="chart:bar">
            <chart:data-point chart:repeated="6"/>
          </chart:series>
          <chart:series chart:style-name="ch13" chart:values-cell-range-address="'Absolute Results'.B7:'Absolute Results'.G7" chart:label-cell-address="'Absolute Results'.A7:'Absolute Results'.A7" chart:class="chart:bar">
            <chart:data-point chart:repeated="6"/>
          </chart:series>
          <chart:series chart:style-name="ch14" chart:values-cell-range-address="'Absolute Results'.B8:'Absolute Results'.G8" chart:label-cell-address="'Absolute Results'.A8:'Absolute Results'.A8" chart:class="chart:bar">
            <chart:data-point chart:repeated="6"/>
          </chart:series>
          <chart:series chart:style-name="ch15" chart:values-cell-range-address="'Absolute Results'.B9:'Absolute Results'.G9" chart:label-cell-address="'Absolute Results'.A9:'Absolute Results'.A9"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
                  </text:list-item>
                  <text:list-item>
                    <text:p>Bytes</text:p>
                  </text:list-item>
                  <text:list-item>
                    <text:p>PyPy 2.1.0</text:p>
                  </text:list-item>
                  <text:list-item>
                    <text:p>2.7.3</text:p>
                  </text:list-item>
                </text:list>
                <draw:g>
                  <svg:desc>'Absolute Results'.B1:'Absolute Results'.G4</svg:desc>
                </draw:g>
              </table:table-cell>
              <table:table-cell office:value-type="string">
                <text:p>Bytes CPython 3.3.3</text:p>
                <text:list>
                  <text:list-item>
                    <text:p/>
                  </text:list-item>
                  <text:list-item>
                    <text:p>Bytes</text:p>
                  </text:list-item>
                  <text:list-item>
                    <text:p>CPython</text:p>
                  </text:list-item>
                  <text:list-item>
                    <text:p>3.3.3</text:p>
                  </text:list-item>
                </text:list>
              </table:table-cell>
              <table:table-cell office:value-type="string">
                <text:p>Bytes CPython 2.7.6</text:p>
                <text:list>
                  <text:list-item>
                    <text:p/>
                  </text:list-item>
                  <text:list-item>
                    <text:p>Bytes</text:p>
                  </text:list-item>
                  <text:list-item>
                    <text:p>CPython</text:p>
                  </text:list-item>
                  <text:list-item>
                    <text:p>2.7.6</text:p>
                  </text:list-item>
                </text:list>
              </table:table-cell>
              <table:table-cell office:value-type="string">
                <text:p>Native PyPy 2.1.0 2.7.3</text:p>
                <text:list>
                  <text:list-item>
                    <text:p/>
                  </text:list-item>
                  <text:list-item>
                    <text:p>Native</text:p>
                  </text:list-item>
                  <text:list-item>
                    <text:p>PyPy 2.1.0</text:p>
                  </text:list-item>
                  <text:list-item>
                    <text:p>2.7.3</text:p>
                  </text:list-item>
                </text:list>
              </table:table-cell>
              <table:table-cell office:value-type="string">
                <text:p>Native CPython 3.3.3</text:p>
                <text:list>
                  <text:list-item>
                    <text:p/>
                  </text:list-item>
                  <text:list-item>
                    <text:p>Native</text:p>
                  </text:list-item>
                  <text:list-item>
                    <text:p>CPython</text:p>
                  </text:list-item>
                  <text:list-item>
                    <text:p>3.3.3</text:p>
                  </text:list-item>
                </text:list>
              </table:table-cell>
              <table:table-cell office:value-type="string">
                <text:p>Native CPython 2.7.6</text:p>
                <text:list>
                  <text:list-item>
                    <text:p/>
                  </text:list-item>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Absolute Results'.A5:'Absolute Results'.A5</svg:desc>
                </draw:g>
              </table:table-cell>
              <table:table-cell office:value-type="float" office:value="11.1470558643">
                <text:p>11.1470558643</text:p>
                <draw:g>
                  <svg:desc>'Absolute Results'.B5:'Absolute Results'.G5</svg:desc>
                </draw:g>
              </table:table-cell>
              <table:table-cell office:value-type="float" office:value="25.0734142459987">
                <text:p>25.0734142459987</text:p>
              </table:table-cell>
              <table:table-cell office:value-type="float" office:value="35.1327240467">
                <text:p>35.1327240467</text:p>
              </table:table-cell>
              <table:table-cell office:value-type="float" office:value="11.1459150314">
                <text:p>11.1459150314</text:p>
              </table:table-cell>
              <table:table-cell office:value-type="float" office:value="24.9718269320001">
                <text:p>24.9718269320001</text:p>
              </table:table-cell>
              <table:table-cell office:value-type="float" office:value="34.9221820831">
                <text:p>34.9221820831</text:p>
              </table:table-cell>
            </table:table-row>
            <table:table-row>
              <table:table-cell office:value-type="string">
                <text:p>xml.dom.minidom</text:p>
                <draw:g>
                  <svg:desc>'Absolute Results'.A6:'Absolute Results'.A6</svg:desc>
                </draw:g>
              </table:table-cell>
              <table:table-cell office:value-type="float" office:value="21.8621001244">
                <text:p>21.8621001244</text:p>
                <draw:g>
                  <svg:desc>'Absolute Results'.B6:'Absolute Results'.G6</svg:desc>
                </draw:g>
              </table:table-cell>
              <table:table-cell office:value-type="float" office:value="50.2148393789976">
                <text:p>50.2148393789976</text:p>
              </table:table-cell>
              <table:table-cell office:value-type="float" office:value="56.9895350933">
                <text:p>56.9895350933</text:p>
              </table:table-cell>
              <table:table-cell office:value-type="float" office:value="3.58090209961">
                <text:p>3.58090209961</text:p>
              </table:table-cell>
              <table:table-cell office:value-type="float" office:value="23.9913849000004">
                <text:p>23.9913849000004</text:p>
              </table:table-cell>
              <table:table-cell office:value-type="float" office:value="23.0097761154">
                <text:p>23.0097761154</text:p>
              </table:table-cell>
            </table:table-row>
            <table:table-row>
              <table:table-cell office:value-type="string">
                <text:p>ecoxipy.dom_output</text:p>
                <draw:g>
                  <svg:desc>'Absolute Results'.A7:'Absolute Results'.A7</svg:desc>
                </draw:g>
              </table:table-cell>
              <table:table-cell office:value-type="float" office:value="15.0212581158">
                <text:p>15.0212581158</text:p>
                <draw:g>
                  <svg:desc>'Absolute Results'.B7:'Absolute Results'.G7</svg:desc>
                </draw:g>
              </table:table-cell>
              <table:table-cell office:value-type="float" office:value="59.6294671729993">
                <text:p>59.6294671729993</text:p>
              </table:table-cell>
              <table:table-cell office:value-type="float" office:value="67.675688982">
                <text:p>67.675688982</text:p>
              </table:table-cell>
              <table:table-cell office:value-type="float" office:value="6.06051492691">
                <text:p>6.06051492691</text:p>
              </table:table-cell>
              <table:table-cell office:value-type="float" office:value="35.666017644995">
                <text:p>35.666017644995</text:p>
              </table:table-cell>
              <table:table-cell office:value-type="float" office:value="36.4947619438">
                <text:p>36.4947619438</text:p>
              </table:table-cell>
            </table:table-row>
            <table:table-row>
              <table:table-cell office:value-type="string">
                <text:p>ecoxipy.pyxom.output</text:p>
                <draw:g>
                  <svg:desc>'Absolute Results'.A8:'Absolute Results'.A8</svg:desc>
                </draw:g>
              </table:table-cell>
              <table:table-cell office:value-type="float" office:value="12.9978141785">
                <text:p>12.9978141785</text:p>
                <draw:g>
                  <svg:desc>'Absolute Results'.B8:'Absolute Results'.G8</svg:desc>
                </draw:g>
              </table:table-cell>
              <table:table-cell office:value-type="float" office:value="46.5485784949997">
                <text:p>46.5485784949997</text:p>
              </table:table-cell>
              <table:table-cell office:value-type="float" office:value="49.3226969242">
                <text:p>49.3226969242</text:p>
              </table:table-cell>
              <table:table-cell office:value-type="float" office:value="3.62665009499">
                <text:p>3.62665009499</text:p>
              </table:table-cell>
              <table:table-cell office:value-type="float" office:value="23.9396369360038">
                <text:p>23.9396369360038</text:p>
              </table:table-cell>
              <table:table-cell office:value-type="float" office:value="28.1444721222">
                <text:p>28.1444721222</text:p>
              </table:table-cell>
            </table:table-row>
            <table:table-row>
              <table:table-cell office:value-type="string">
                <text:p>ecoxipy.string_output</text:p>
                <draw:g>
                  <svg:desc>'Absolute Results'.A9:'Absolute Results'.A9</svg:desc>
                </draw:g>
              </table:table-cell>
              <table:table-cell office:value-type="float" office:value="7.50098586082">
                <text:p>7.50098586082</text:p>
                <draw:g>
                  <svg:desc>'Absolute Results'.B9:'Absolute Results'.G9</svg:desc>
                </draw:g>
              </table:table-cell>
              <table:table-cell office:value-type="float" office:value="27.0877520990034">
                <text:p>27.0877520990034</text:p>
              </table:table-cell>
              <table:table-cell office:value-type="float" office:value="27.25680089">
                <text:p>27.25680089</text:p>
              </table:table-cell>
              <table:table-cell office:value-type="float" office:value="7.30681395531">
                <text:p>7.30681395531</text:p>
              </table:table-cell>
              <table:table-cell office:value-type="float" office:value="26.8187454049912">
                <text:p>26.8187454049912</text:p>
              </table:table-cell>
              <table:table-cell office:value-type="float" office:value="27.2947452068">
                <text:p>27.29474520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58cm" svg:y="13.756cm" style:legend-expansion="wide" chart:style-name="ch4"/>
        <chart:plot-area chart:style-name="ch5" table:cell-range-address="'Relative Results'.A2:'Relative Results'.G9" chart:data-source-has-labels="both" svg:x="1.298cm" svg:y="2.803cm" svg:width="13.103cm" svg:height="9.685cm">
          <chartooo:coordinate-region svg:x="5.552cm" svg:y="2.803cm" svg:width="8.602cm" svg:height="9.056cm"/>
          <chart:axis chart:dimension="x" chart:name="primary-x" chart:style-name="ch6" chartooo:axis-type="auto">
            <chartooo:date-scale/>
            <chart:title svg:x="0.451cm" svg:y="8.861cm" chart:style-name="ch7">
              <text:p>Platform, Output</text:p>
            </chart:title>
            <chart:categories table:cell-range-address="'Relative Results'.B2:'Relative Results'.G4"/>
          </chart:axis>
          <chart:axis chart:dimension="y" chart:name="primary-y" chart:style-name="ch8">
            <chart:title svg:x="5.753cm" svg:y="12.789cm" chart:style-name="ch9">
              <text:p>Relative Running Time [ratio]</text:p>
            </chart:title>
            <chart:grid chart:style-name="ch10" chart:class="major"/>
          </chart:axis>
          <chart:series chart:style-name="ch11" chart:values-cell-range-address="'Relative Results'.B5:'Relative Results'.G5" chart:label-cell-address="'Relative Results'.A5:'Relative Results'.A5" chart:class="chart:bar">
            <chart:data-point chart:repeated="6"/>
          </chart:series>
          <chart:series chart:style-name="ch12" chart:values-cell-range-address="'Relative Results'.B6:'Relative Results'.G6" chart:label-cell-address="'Relative Results'.A6:'Relative Results'.A6" chart:class="chart:bar">
            <chart:data-point chart:repeated="6"/>
          </chart:series>
          <chart:series chart:style-name="ch13" chart:values-cell-range-address="'Relative Results'.B7:'Relative Results'.G7" chart:label-cell-address="'Relative Results'.A7:'Relative Results'.A7" chart:class="chart:bar">
            <chart:data-point chart:repeated="6"/>
          </chart:series>
          <chart:series chart:style-name="ch14" chart:values-cell-range-address="'Relative Results'.B8:'Relative Results'.G8" chart:label-cell-address="'Relative Results'.A8:'Relative Results'.A8" chart:class="chart:bar">
            <chart:data-point chart:repeated="6"/>
          </chart:series>
          <chart:series chart:style-name="ch15" chart:values-cell-range-address="'Relative Results'.B9:'Relative Results'.G9" chart:label-cell-address="'Relative Results'.A9:'Relative Results'.A9"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Bytes</text:p>
                  </text:list-item>
                  <text:list-item>
                    <text:p>PyPy 2.1.0</text:p>
                  </text:list-item>
                  <text:list-item>
                    <text:p>2.7.3</text:p>
                  </text:list-item>
                </text:list>
                <draw:g>
                  <svg:desc>'Relative Results'.B2:'Relative Results'.G4</svg:desc>
                </draw:g>
              </table:table-cell>
              <table:table-cell office:value-type="string">
                <text:p>Bytes CPython 3.3.3</text:p>
                <text:list>
                  <text:list-item>
                    <text:p>Bytes</text:p>
                  </text:list-item>
                  <text:list-item>
                    <text:p>CPython</text:p>
                  </text:list-item>
                  <text:list-item>
                    <text:p>3.3.3</text:p>
                  </text:list-item>
                </text:list>
              </table:table-cell>
              <table:table-cell office:value-type="string">
                <text:p>Bytes CPython 2.7.6</text:p>
                <text:list>
                  <text:list-item>
                    <text:p>Bytes</text:p>
                  </text:list-item>
                  <text:list-item>
                    <text:p>CPython</text:p>
                  </text:list-item>
                  <text:list-item>
                    <text:p>2.7.6</text:p>
                  </text:list-item>
                </text:list>
              </table:table-cell>
              <table:table-cell office:value-type="string">
                <text:p>Native PyPy 2.1.0 2.7.3</text:p>
                <text:list>
                  <text:list-item>
                    <text:p>Native</text:p>
                  </text:list-item>
                  <text:list-item>
                    <text:p>PyPy 2.1.0</text:p>
                  </text:list-item>
                  <text:list-item>
                    <text:p>2.7.3</text:p>
                  </text:list-item>
                </text:list>
              </table:table-cell>
              <table:table-cell office:value-type="string">
                <text:p>Native CPython 3.3.3</text:p>
                <text:list>
                  <text:list-item>
                    <text:p>Native</text:p>
                  </text:list-item>
                  <text:list-item>
                    <text:p>CPython</text:p>
                  </text:list-item>
                  <text:list-item>
                    <text:p>3.3.3</text:p>
                  </text:list-item>
                </text:list>
              </table:table-cell>
              <table:table-cell office:value-type="string">
                <text:p>Native CPython 2.7.6</text:p>
                <text:list>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Relative Results'.A5:'Relative Results'.A5</svg:desc>
                </draw:g>
              </table:table-cell>
              <table:table-cell office:value-type="float" office:value="1.48607877299497">
                <text:p>1.48607877299497</text:p>
                <draw:g>
                  <svg:desc>'Relative Results'.B5:'Relative Results'.G5</svg:desc>
                </draw:g>
              </table:table-cell>
              <table:table-cell office:value-type="float" office:value="1">
                <text:p>1</text:p>
              </table:table-cell>
              <table:table-cell office:value-type="float" office:value="1.28895258796088">
                <text:p>1.28895258796088</text:p>
              </table:table-cell>
              <table:table-cell office:value-type="float" office:value="3.11259976434818">
                <text:p>3.11259976434818</text:p>
              </table:table-cell>
              <table:table-cell office:value-type="float" office:value="1.04311635964888">
                <text:p>1.04311635964888</text:p>
              </table:table-cell>
              <table:table-cell office:value-type="float" office:value="1.51771064211821">
                <text:p>1.51771064211821</text:p>
              </table:table-cell>
            </table:table-row>
            <table:table-row>
              <table:table-cell office:value-type="string">
                <text:p>xml.dom.minidom</text:p>
                <draw:g>
                  <svg:desc>'Relative Results'.A6:'Relative Results'.A6</svg:desc>
                </draw:g>
              </table:table-cell>
              <table:table-cell office:value-type="float" office:value="2.91456356938261">
                <text:p>2.91456356938261</text:p>
                <draw:g>
                  <svg:desc>'Relative Results'.B6:'Relative Results'.G6</svg:desc>
                </draw:g>
              </table:table-cell>
              <table:table-cell office:value-type="float" office:value="2.00271247012205">
                <text:p>2.00271247012205</text:p>
              </table:table-cell>
              <table:table-cell office:value-type="float" office:value="2.09083726748756">
                <text:p>2.09083726748756</text:p>
              </table:table-cell>
              <table:table-cell office:value-type="float" office:value="1">
                <text:p>1</text:p>
              </table:table-cell>
              <table:table-cell office:value-type="float" office:value="1.0021616018712">
                <text:p>1.0021616018712</text:p>
              </table:table-cell>
              <table:table-cell office:value-type="float" office:value="1">
                <text:p>1</text:p>
              </table:table-cell>
            </table:table-row>
            <table:table-row>
              <table:table-cell office:value-type="string">
                <text:p>ecoxipy.dom_output</text:p>
                <draw:g>
                  <svg:desc>'Relative Results'.A7:'Relative Results'.A7</svg:desc>
                </draw:g>
              </table:table-cell>
              <table:table-cell office:value-type="float" office:value="2.00257118124442">
                <text:p>2.00257118124442</text:p>
                <draw:g>
                  <svg:desc>'Relative Results'.B7:'Relative Results'.G7</svg:desc>
                </draw:g>
              </table:table-cell>
              <table:table-cell office:value-type="float" office:value="2.37819495135231">
                <text:p>2.37819495135231</text:p>
              </table:table-cell>
              <table:table-cell office:value-type="float" office:value="2.48289185715954">
                <text:p>2.48289185715954</text:p>
              </table:table-cell>
              <table:table-cell office:value-type="float" office:value="1.69245479444134">
                <text:p>1.69245479444134</text:p>
              </table:table-cell>
              <table:table-cell office:value-type="float" office:value="1.48983118417119">
                <text:p>1.48983118417119</text:p>
              </table:table-cell>
              <table:table-cell office:value-type="float" office:value="1.5860546300307">
                <text:p>1.5860546300307</text:p>
              </table:table-cell>
            </table:table-row>
            <table:table-row>
              <table:table-cell office:value-type="string">
                <text:p>ecoxipy.pyxom.output</text:p>
                <draw:g>
                  <svg:desc>'Relative Results'.A8:'Relative Results'.A8</svg:desc>
                </draw:g>
              </table:table-cell>
              <table:table-cell office:value-type="float" office:value="1.73281411532738">
                <text:p>1.73281411532738</text:p>
                <draw:g>
                  <svg:desc>'Relative Results'.B8:'Relative Results'.G8</svg:desc>
                </draw:g>
              </table:table-cell>
              <table:table-cell office:value-type="float" office:value="1.85649142307885">
                <text:p>1.85649142307885</text:p>
              </table:table-cell>
              <table:table-cell office:value-type="float" office:value="1.80955560864428">
                <text:p>1.80955560864428</text:p>
              </table:table-cell>
              <table:table-cell office:value-type="float" office:value="1.01277555043602">
                <text:p>1.01277555043602</text:p>
              </table:table-cell>
              <table:table-cell office:value-type="float" office:value="1">
                <text:p>1</text:p>
              </table:table-cell>
              <table:table-cell office:value-type="float" office:value="1.2231528017069">
                <text:p>1.2231528017069</text:p>
              </table:table-cell>
            </table:table-row>
            <table:table-row>
              <table:table-cell office:value-type="string">
                <text:p>ecoxipy.string_output</text:p>
                <draw:g>
                  <svg:desc>'Relative Results'.A9:'Relative Results'.A9</svg:desc>
                </draw:g>
              </table:table-cell>
              <table:table-cell office:value-type="float" office:value="1">
                <text:p>1</text:p>
                <draw:g>
                  <svg:desc>'Relative Results'.B9:'Relative Results'.G9</svg:desc>
                </draw:g>
              </table:table-cell>
              <table:table-cell office:value-type="float" office:value="1.08033759715537">
                <text:p>1.08033759715537</text:p>
              </table:table-cell>
              <table:table-cell office:value-type="float" office:value="1">
                <text:p>1</text:p>
              </table:table-cell>
              <table:table-cell office:value-type="float" office:value="2.04049531432479">
                <text:p>2.04049531432479</text:p>
              </table:table-cell>
              <table:table-cell office:value-type="float" office:value="1.12026533554723">
                <text:p>1.12026533554723</text:p>
              </table:table-cell>
              <table:table-cell office:value-type="float" office:value="1.1862238498067">
                <text:p>1.18622384980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